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59055F212BA4BDB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135cm, 3.236cm, 16.387cm, 2.98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441cm" svg:height="18.399cm" svg:x="0.892cm" svg:y="2.392cm">
          <draw:image xlink:href="Pictures/10000000000005E8000007E059055F212BA4BDB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26:57.331490008</dc:date>
    <meta:editing-duration>PT3M29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